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8cm" fo:min-width="7.4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61cm" svg:height="1.524cm" svg:x="6.296cm" svg:y="1.365cm">
          <text:p text:style-name="P1"><text:span text:style-name="T1">Recebida mensagem de localização de um nó móvel com N nós fix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5.053cm" svg:height="1.905cm" svg:x="6.55cm" svg:y="17.268cm">
          <text:p text:style-name="P1"><text:span text:style-name="T2">Ainda existem posições por calcula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1" draw:id="id11" draw:layer="layout" svg:width="5.08cm" svg:height="1.651cm" svg:x="13.535cm" svg:y="25.241cm">
          <text:p text:style-name="P2">Posição de nó móvel estimada com sucess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5.08cm" svg:height="1.651cm" svg:x="6.496cm" svg:y="3.667cm">
          <text:p text:style-name="P1"><text:span text:style-name="T1">Ordena por RSSI DESC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81cm" svg:height="0.725cm" svg:x="16.064cm" svg:y="5.466cm">
          <draw:text-box>
            <text:p><text:span text:style-name="T3">Não</text:span></text:p>
          </draw:text-box>
        </draw:frame>
        <draw:custom-shape draw:style-name="gr1" draw:text-style-name="P2" xml:id="id3" draw:id="id3" draw:layer="layout" svg:width="5.08cm" svg:height="1.651cm" svg:x="6.496cm" svg:y="6.337cm">
          <text:p text:style-name="P1"><text:span text:style-name="T1">Obtém um cluster de posições com base na chave da amostr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5.08cm" svg:height="1.651cm" svg:x="13.535cm" svg:y="9.112cm">
          <text:p text:style-name="P1"><text:span text:style-name="T1">Remove a posição com menor RSSI da amostr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5.053cm" svg:height="1.905cm" svg:x="6.577cm" svg:y="19.962cm">
          <text:p text:style-name="P1"><text:span text:style-name="T2">PositionProbabilities está vazi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" draw:id="id4" draw:layer="layout" svg:width="5.08cm" svg:height="1.651cm" svg:x="6.496cm" svg:y="9.066cm">
          <text:p text:style-name="P1"><text:span text:style-name="T1">Calcula a probabilidade de uma posição usando os N primeiros nó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5.053cm" svg:height="1.905cm" svg:x="6.577cm" svg:y="11.66cm">
          <text:p text:style-name="P1"><text:span text:style-name="T2">Probabilidade <text:s/>obtida &gt; 0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6" draw:id="id6" draw:layer="layout" svg:width="5.08cm" svg:height="1.651cm" svg:x="6.55cm" svg:y="14.5cm">
          <text:p text:style-name="P1"><text:span text:style-name="T1">Guarda a posição e probabilidade numa lista positionProbabiliti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3" draw:id="id13" draw:layer="layout" svg:width="5.053cm" svg:height="1.978cm" svg:x="13.562cm" svg:y="6.191cm">
          <text:p text:style-name="P1"><text:span text:style-name="T2">Ainda existem nós na amostr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4" draw:id="id14" draw:layer="layout" svg:width="5.08cm" svg:height="1.524cm" svg:x="13.508cm" svg:y="3.516cm">
          <text:p text:style-name="P1"><text:span text:style-name="T1">Não foi possível estimar posi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5.08cm" svg:height="1.651cm" svg:x="6.549cm" svg:y="22.636cm">
          <text:p text:style-name="P1"><text:span text:style-name="T1">Calcula centro de massa das N maiores posiçõ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5.08cm" svg:height="1.651cm" svg:x="6.548cm" svg:y="25.235cm">
          <text:p text:style-name="P1"><text:span text:style-name="T1">Calcula média temporal de espaço contínu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9.026cm" svg:y1="2.889cm" svg:x2="9.036cm" svg:y2="3.667cm" draw:start-shape="id1" draw:start-glue-point="2" draw:end-shape="id2" draw:end-glue-point="0" svg:d="m9026 2889v389h10v389">
          <text:p/>
        </draw:connector>
        <draw:connector draw:style-name="gr4" draw:text-style-name="P1" draw:layer="layout" svg:x1="9.036cm" svg:y1="5.318cm" svg:x2="9.036cm" svg:y2="6.337cm" draw:start-shape="id2" draw:start-glue-point="2" draw:end-shape="id3" draw:end-glue-point="0" svg:d="m9036 5318v1019">
          <text:p/>
        </draw:connector>
        <draw:connector draw:style-name="gr4" draw:text-style-name="P1" draw:layer="layout" svg:x1="9.036cm" svg:y1="7.988cm" svg:x2="9.036cm" svg:y2="9.066cm" draw:start-shape="id3" draw:start-glue-point="2" draw:end-shape="id4" draw:end-glue-point="0" svg:d="m9036 7988v1078">
          <text:p/>
        </draw:connector>
        <draw:connector draw:style-name="gr4" draw:text-style-name="P1" draw:layer="layout" svg:x1="9.036cm" svg:y1="10.717cm" svg:x2="9.104cm" svg:y2="11.66cm" draw:start-shape="id4" draw:start-glue-point="2" draw:end-shape="id5" draw:end-glue-point="4" svg:d="m9036 10717v471h68v472">
          <text:p/>
        </draw:connector>
        <draw:connector draw:style-name="gr4" draw:text-style-name="P1" draw:layer="layout" svg:x1="9.104cm" svg:y1="13.565cm" svg:x2="9.09cm" svg:y2="14.5cm" draw:start-shape="id5" draw:start-glue-point="6" draw:end-shape="id6" draw:end-glue-point="0" svg:d="m9104 13565v467h-14v468">
          <text:p/>
        </draw:connector>
        <draw:connector draw:style-name="gr4" draw:text-style-name="P1" draw:layer="layout" svg:x1="9.09cm" svg:y1="16.151cm" svg:x2="9.077cm" svg:y2="17.268cm" draw:start-shape="id6" draw:start-glue-point="2" draw:end-shape="id7" draw:end-glue-point="4" svg:d="m9090 16151v558h-13v559">
          <text:p/>
        </draw:connector>
        <draw:connector draw:style-name="gr4" draw:text-style-name="P1" draw:layer="layout" svg:x1="9.077cm" svg:y1="19.173cm" svg:x2="9.104cm" svg:y2="19.962cm" draw:start-shape="id7" draw:start-glue-point="6" draw:end-shape="id8" draw:end-glue-point="4" svg:d="m9077 19173v394h27v395">
          <text:p/>
        </draw:connector>
        <draw:connector draw:style-name="gr4" draw:text-style-name="P1" draw:layer="layout" svg:x1="9.104cm" svg:y1="21.867cm" svg:x2="9.089cm" svg:y2="22.636cm" draw:start-shape="id8" draw:start-glue-point="6" draw:end-shape="id9" draw:end-glue-point="0" svg:d="m9104 21867v384h-15v385">
          <text:p/>
        </draw:connector>
        <draw:connector draw:style-name="gr4" draw:text-style-name="P1" draw:layer="layout" svg:x1="9.089cm" svg:y1="24.287cm" svg:x2="9.088cm" svg:y2="25.235cm" draw:start-shape="id9" draw:start-glue-point="2" draw:end-shape="id10" draw:end-glue-point="0" svg:d="m9089 24287v473h-1v475">
          <text:p/>
        </draw:connector>
        <draw:connector draw:style-name="gr4" draw:text-style-name="P1" draw:layer="layout" svg:x1="11.628cm" svg:y1="26.06cm" svg:x2="13.535cm" svg:y2="26.066cm" draw:start-shape="id10" draw:start-glue-point="1" draw:end-shape="id11" draw:end-glue-point="3" svg:d="m11628 26060h954v6h953">
          <text:p/>
        </draw:connector>
        <draw:connector draw:style-name="gr4" draw:text-style-name="P1" draw:layer="layout" draw:line-skew="0.769cm" svg:x1="11.63cm" svg:y1="12.613cm" svg:x2="11.603cm" svg:y2="18.221cm" draw:start-shape="id5" draw:start-glue-point="7" draw:end-shape="id7" draw:end-glue-point="7" svg:d="m11630 12613h1270v5608h-1297">
          <text:p/>
        </draw:connector>
        <draw:connector draw:style-name="gr4" draw:text-style-name="P1" draw:layer="layout" draw:line-skew="-1.223cm" svg:x1="6.55cm" svg:y1="18.221cm" svg:x2="6.496cm" svg:y2="9.891cm" draw:start-shape="id7" draw:start-glue-point="5" draw:end-shape="id4" draw:end-glue-point="3" svg:d="m6550 18221h-1778v-8330h1724">
          <text:p/>
        </draw:connector>
        <draw:connector draw:style-name="gr4" draw:text-style-name="P1" draw:layer="layout" svg:x1="11.63cm" svg:y1="20.915cm" svg:x2="16.075cm" svg:y2="10.763cm" draw:start-shape="id8" draw:start-glue-point="7" draw:end-shape="id12" draw:end-glue-point="2" svg:d="m11630 20915h4445v-10152">
          <text:p/>
        </draw:connector>
        <draw:connector draw:style-name="gr4" draw:text-style-name="P1" draw:layer="layout" svg:x1="16.075cm" svg:y1="9.112cm" svg:x2="16.089cm" svg:y2="8.169cm" draw:start-shape="id12" draw:start-glue-point="0" draw:end-shape="id13" draw:end-glue-point="6" svg:d="m16075 9112v-471h14v-472">
          <text:p/>
        </draw:connector>
        <draw:connector draw:style-name="gr4" draw:text-style-name="P1" draw:layer="layout" svg:x1="13.562cm" svg:y1="7.18cm" svg:x2="11.576cm" svg:y2="7.162cm" draw:start-shape="id13" draw:start-glue-point="5" draw:end-shape="id3" svg:d="m13562 7180h-993v-18h-993">
          <text:p/>
        </draw:connector>
        <draw:connector draw:style-name="gr4" draw:text-style-name="P1" draw:layer="layout" svg:x1="16.089cm" svg:y1="6.191cm" svg:x2="16.048cm" svg:y2="5.04cm" draw:start-shape="id13" draw:start-glue-point="4" draw:end-shape="id14" draw:end-glue-point="2" svg:d="m16089 6191v-575h-41v-576">
          <text:p/>
        </draw:connector>
        <draw:frame draw:style-name="gr3" draw:text-style-name="P4" draw:layer="layout" svg:width="1.281cm" svg:height="0.725cm" svg:x="11.619cm" svg:y="11.906cm">
          <draw:text-box>
            <text:p><text:span text:style-name="T3">Não</text:span></text:p>
          </draw:text-box>
        </draw:frame>
        <draw:frame draw:style-name="gr3" draw:text-style-name="P4" draw:layer="layout" svg:width="1.281cm" svg:height="0.725cm" svg:x="9.09cm" svg:y="19.018cm">
          <draw:text-box>
            <text:p><text:span text:style-name="T3">Não</text:span></text:p>
          </draw:text-box>
        </draw:frame>
        <draw:frame draw:style-name="gr3" draw:text-style-name="P4" draw:layer="layout" svg:width="1.23cm" svg:height="0.725cm" svg:x="11.708cm" svg:y="20.214cm">
          <draw:text-box>
            <text:p><text:span text:style-name="T3">Sim</text:span></text:p>
          </draw:text-box>
        </draw:frame>
        <draw:frame draw:style-name="gr5" draw:text-style-name="P4" draw:layer="layout" svg:width="1.23cm" svg:height="0.725cm" svg:x="8.963cm" svg:y="13.467cm">
          <draw:text-box>
            <text:p><text:span text:style-name="T3">Sim</text:span></text:p>
          </draw:text-box>
        </draw:frame>
        <draw:frame draw:style-name="gr5" draw:text-style-name="P4" draw:layer="layout" svg:width="1.23cm" svg:height="0.725cm" svg:x="5.066cm" svg:y="17.531cm">
          <draw:text-box>
            <text:p><text:span text:style-name="T3">Sim</text:span></text:p>
          </draw:text-box>
        </draw:frame>
        <draw:frame draw:style-name="gr5" draw:text-style-name="P4" draw:layer="layout" svg:width="7.961cm" svg:height="0.888cm" svg:x="9.09cm" svg:y="21.722cm">
          <draw:text-box>
            <text:p><text:span text:style-name="T3">Não</text:span></text:p>
          </draw:text-box>
        </draw:frame>
        <draw:frame draw:style-name="gr3" draw:text-style-name="P4" draw:layer="layout" svg:width="1.23cm" svg:height="0.725cm" svg:x="12.43cm" svg:y="6.498cm">
          <draw:text-box>
            <text:p><text:span text:style-name="T3">Si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nobrega </meta:initial-creator>
    <meta:creation-date>2012-10-29T09:37:39</meta:creation-date>
    <dc:date>2012-10-30T00:47:42</dc:date>
    <dc:creator>mnobrega </dc:creator>
    <meta:editing-duration>PT1H7M28S</meta:editing-duration>
    <meta:editing-cycles>6</meta:editing-cycles>
    <meta:generator>LibreOffice/3.5$Linux_X86_64 LibreOffice_project/350m1$Build-2</meta:generator>
    <meta:document-statistic meta:object-count="38"/>
  </office:meta>
</office:document-meta>
</file>